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ZA DANYCH</text:p>
      <text:p text:style-name="Standard"/>
      <text:p text:style-name="Standard">Tabele:</text:p>
      <text:p text:style-name="Standard"/>
      <text:p text:style-name="Standard">użytkownik</text:p>
      <text:p text:style-name="Standard">id</text:p>
      <text:p text:style-name="Standard">login</text:p>
      <text:p text:style-name="Standard">haslo</text:p>
      <text:p text:style-name="Standard">email</text:p>
      <text:p text:style-name="Standard">wiek</text:p>
      <text:p text:style-name="Standard"/>
      <text:p text:style-name="Standard">browar</text:p>
      <text:p text:style-name="Standard">id</text:p>
      <text:p text:style-name="Standard">nazwa</text:p>
      <text:p text:style-name="Standard">opis</text:p>
      <text:p text:style-name="Standard">zdjęcie(jeśli można)</text:p>
      <text:p text:style-name="Standard"/>
      <text:p text:style-name="Standard">komentarz</text:p>
      <text:p text:style-name="Standard">id</text:p>
      <text:p text:style-name="Standard">id_uzytkownik</text:p>
      <text:p text:style-name="Standard">id_browar</text:p>
      <text:p text:style-name="Standard">tresc</text:p>
      <text:p text:style-name="Standard"/>
      <text:p text:style-name="Standard">ocena</text:p>
      <text:p text:style-name="Standard">id</text:p>
      <text:p text:style-name="Standard">id_uzytkownik</text:p>
      <text:p text:style-name="Standard">id_browar</text:p>
      <text:p text:style-name="Standard">ocen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riusz Wójtowicz</meta:initial-creator>
    <meta:creation-date>2014-10-14T13:52:52.08</meta:creation-date>
    <meta:document-statistic meta:table-count="0" meta:image-count="0" meta:object-count="0" meta:page-count="1" meta:paragraph-count="23" meta:word-count="25" meta:character-count="158"/>
    <dc:date>2014-10-14T16:31:32.52</dc:date>
    <dc:creator>Dariusz Wójtowicz</dc:creator>
    <meta:editing-duration>PT11M22S</meta:editing-duration>
    <meta:editing-cycles>1</meta:editing-cycles>
    <meta:generator>OpenOffice/4.1.1$Win32 OpenOffice.org_project/411m6$Build-9775</meta:generator>
  </office:meta>
</office:document-meta>
</file>